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b66c"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b4c7dc"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8.988cm" svg:x="13.036cm" svg:y="0.684cm">
            <draw:object draw:notify-on-update-of-ranges="Hoja1.C2:Hoja1.C15 Hoja1.D9:Hoja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88cm" svg:x="2.939cm" svg:y="10.515cm">
            <draw:object draw:notify-on-update-of-ranges="Hoja1.C2:Hoja1.C15 Hoja1.D9:Hoja1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i </text:p>
          </table:table-cell>
          <table:table-cell table:style-name="ce1" office:value-type="string" calcext:value-type="string">
            <text:p>Vrd</text:p>
          </table:table-cell>
          <table:table-cell table:style-name="ce1" office:value-type="string" calcext:value-type="string">
            <text:p>Vds</text:p>
          </table:table-cell>
          <table:table-cell table:style-name="ce1" office:value-type="string" calcext:value-type="string">
            <text:p>Id=Vrd/Rd</text:p>
          </table:table-cell>
          <table:table-cell table:number-columns-repeated="10"/>
        </table:table-row>
        <table:table-row table:style-name="ro1"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table:formula="of:=[.B2]/1000" office:value-type="float" office:value="0" calcext:value-type="float">
            <text:p>0</text:p>
          </table:table-cell>
          <table:table-cell table:formula="of:=SQRT([.D2] 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table:formula="of:=[.B3]/1000" office:value-type="float" office:value="0" calcext:value-type="float">
            <text:p>0</text:p>
          </table:table-cell>
          <table:table-cell table:formula="of:=SQRT([.D3] 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table:formula="of:=[.B4]/1000" office:value-type="float" office:value="0" calcext:value-type="float">
            <text:p>0</text:p>
          </table:table-cell>
          <table:table-cell table:formula="of:=SQRT([.D4] 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table:formula="of:=[.B5]/1000" office:value-type="float" office:value="0" calcext:value-type="float">
            <text:p>0</text:p>
          </table:table-cell>
          <table:table-cell table:formula="of:=SQRT([.D5] 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.02" calcext:value-type="float">
            <text:p>1,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02" calcext:value-type="float">
            <text:p>1,02</text:p>
          </table:table-cell>
          <table:table-cell table:style-name="ce2" table:formula="of:=[.B6]/1000" office:value-type="float" office:value="0" calcext:value-type="float">
            <text:p>0</text:p>
          </table:table-cell>
          <table:table-cell table:formula="of:=SQRT([.D6] 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.22" calcext:value-type="float">
            <text:p>1,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2" calcext:value-type="float">
            <text:p>1,22</text:p>
          </table:table-cell>
          <table:table-cell table:style-name="ce2" table:formula="of:=[.B7]/1000" office:value-type="float" office:value="0" calcext:value-type="float">
            <text:p>0</text:p>
          </table:table-cell>
          <table:table-cell table:formula="of:=SQRT([.D7] 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.44" calcext:value-type="float">
            <text:p>1,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table:formula="of:=[.B8]/1000" office:value-type="float" office:value="0" calcext:value-type="float">
            <text:p>0</text:p>
          </table:table-cell>
          <table:table-cell table:formula="of:=SQRT([.D8] 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.59" calcext:value-type="float">
            <text:p>1,59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office:value-type="float" office:value="1.57" calcext:value-type="float">
            <text:p>1,57</text:p>
          </table:table-cell>
          <table:table-cell table:style-name="ce2" table:formula="of:=[.B9]/1000" office:value-type="float" office:value="0.00002" calcext:value-type="float">
            <text:p>2E-05</text:p>
          </table:table-cell>
          <table:table-cell table:formula="of:=SQRT([.D9] )" office:value-type="float" office:value="0.00447213595499958" calcext:value-type="float">
            <text:p>0,004472135955</text:p>
          </table:table-cell>
          <table:table-cell table:number-columns-repeated="9"/>
        </table:table-row>
        <table:table-row table:style-name="ro1">
          <table:table-cell table:style-name="ce2" office:value-type="float" office:value="1.85" calcext:value-type="float">
            <text:p>1,85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1.75" calcext:value-type="float">
            <text:p>1,75</text:p>
          </table:table-cell>
          <table:table-cell table:style-name="ce2" table:formula="of:=[.B10]/1000" office:value-type="float" office:value="0.00009" calcext:value-type="float">
            <text:p>9E-05</text:p>
          </table:table-cell>
          <table:table-cell table:formula="of:=SQRT([.D10] )" office:value-type="float" office:value="0.00948683298050514" calcext:value-type="float">
            <text:p>0,009486832980505</text:p>
          </table:table-cell>
          <table:table-cell table:number-columns-repeated="9"/>
        </table:table-row>
        <table:table-row table:style-name="ro1">
          <table:table-cell table:style-name="ce2" office:value-type="float" office:value="2.04" calcext:value-type="float">
            <text:p>2,04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1.87" calcext:value-type="float">
            <text:p>1,87</text:p>
          </table:table-cell>
          <table:table-cell table:style-name="ce2" table:formula="of:=[.B11]/1000" office:value-type="float" office:value="0.00016" calcext:value-type="float">
            <text:p>0,00016</text:p>
          </table:table-cell>
          <table:table-cell table:formula="of:=SQRT([.D11] )" office:value-type="float" office:value="0.0126491106406735" calcext:value-type="float">
            <text:p>0,012649110640674</text:p>
          </table:table-cell>
          <table:table-cell table:number-columns-repeated="9"/>
        </table:table-row>
        <table:table-row table:style-name="ro1"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2.13" calcext:value-type="float">
            <text:p>2,13</text:p>
          </table:table-cell>
          <table:table-cell table:style-name="ce2" table:formula="of:=[.B12]/1000" office:value-type="float" office:value="0.00039" calcext:value-type="float">
            <text:p>0,00039</text:p>
          </table:table-cell>
          <table:table-cell table:formula="of:=SQRT([.D12] )" office:value-type="float" office:value="0.0197484176581315" calcext:value-type="float">
            <text:p>0,019748417658132</text:p>
          </table:table-cell>
          <table:table-cell table:number-columns-repeated="9"/>
        </table:table-row>
        <table:table-row table:style-name="ro1">
          <table:table-cell table:style-name="ce2" office:value-type="float" office:value="3.01" calcext:value-type="float">
            <text:p>3,01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2.34" calcext:value-type="float">
            <text:p>2,34</text:p>
          </table:table-cell>
          <table:table-cell table:style-name="ce2" table:formula="of:=[.B13]/1000" office:value-type="float" office:value="0.00066" calcext:value-type="float">
            <text:p>0,00066</text:p>
          </table:table-cell>
          <table:table-cell table:formula="of:=SQRT([.D13] )" office:value-type="float" office:value="0.0256904651573303" calcext:value-type="float">
            <text:p>0,02569046515733</text:p>
          </table:table-cell>
          <table:table-cell table:number-columns-repeated="9"/>
        </table:table-row>
        <table:table-row table:style-name="ro1">
          <table:table-cell table:style-name="ce2" office:value-type="float" office:value="3.51" calcext:value-type="float">
            <text:p>3,51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2.54" calcext:value-type="float">
            <text:p>2,54</text:p>
          </table:table-cell>
          <table:table-cell table:style-name="ce2" table:formula="of:=[.B14]/1000" office:value-type="float" office:value="0.00097" calcext:value-type="float">
            <text:p>0,00097</text:p>
          </table:table-cell>
          <table:table-cell table:formula="of:=SQRT([.D14] )" office:value-type="float" office:value="0.0311448230047949" calcext:value-type="float">
            <text:p>0,031144823004795</text:p>
          </table:table-cell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.28" calcext:value-type="float">
            <text:p>1,28</text:p>
          </table:table-cell>
          <table:table-cell table:style-name="ce2" office:value-type="float" office:value="2.71" calcext:value-type="float">
            <text:p>2,71</text:p>
          </table:table-cell>
          <table:table-cell table:style-name="ce2" table:formula="of:=[.B15]/1000" office:value-type="float" office:value="0.00128" calcext:value-type="float">
            <text:p>0,00128</text:p>
          </table:table-cell>
          <table:table-cell table:formula="of:=SQRT([.D15] )" office:value-type="float" office:value="0.0357770876399966" calcext:value-type="float">
            <text:p>0,035777087639997</text:p>
          </table:table-cell>
          <table:table-cell table:number-columns-repeated="9"/>
        </table:table-row>
        <table:table-row table:style-name="ro2" table:number-rows-repeated="10">
          <table:table-cell table:number-columns-repeated="14"/>
        </table:table-row>
        <table:table-row table:style-name="ro2">
          <table:table-cell table:number-columns-repeated="10"/>
          <table:table-cell table:style-name="ce3"/>
          <table:table-cell table:style-name="ce4" office:value-type="string" calcext:value-type="string">
            <text:p>Vt (V)</text:p>
          </table:table-cell>
          <table:table-cell table:style-name="ce4" office:value-type="string" calcext:value-type="string">
            <text:p>k (A/ V²)</text:p>
          </table:table-cell>
          <table:table-cell table:style-name="ce4" office:value-type="string" calcext:value-type="string">
            <text:p>Coeficiente de correlación del ajuste</text:p>
          </table:table-cell>
        </table:table-row>
        <table:table-row table:style-name="ro2">
          <table:table-cell table:number-columns-repeated="10"/>
          <table:table-cell table:style-name="ce3"/>
          <table:table-cell table:style-name="ce4" office:value-type="float" office:value="0.369369" calcext:value-type="float">
            <text:p>0,369369</text:p>
          </table:table-cell>
          <table:table-cell table:style-name="ce5" office:value-type="float" office:value="0.0000024642" calcext:value-type="float">
            <text:p>2,46E-06</text:p>
          </table:table-cell>
          <table:table-cell table:style-name="ce4" office:value-type="float" office:value="0.94491" calcext:value-type="float">
            <text:p>0,94491</text:p>
          </table:table-cell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6" loext:min-decimal-places="6" number:min-integer-digits="1"/>
    </number:number-style>
    <number:number-style style:name="N113" number:title="Definido por el usuario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6T11:50:23.554000000</meta:creation-date>
    <dc:date>2019-12-26T12:37:18.693000000</dc:date>
    <meta:editing-duration>PT3M18S</meta:editing-duration>
    <meta:editing-cycles>1</meta:editing-cycles>
    <meta:document-statistic meta:table-count="1" meta:cell-count="80" meta:object-count="2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 style:data-style-name="N112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plot-area chart:style-name="ch2" table:cell-range-address="Hoja1.C2:Hoja1.C15 Hoja1.D9:Hoja1.D15" svg:x="0.319cm" svg:y="0.179cm" svg:width="15.36cm" svg:height="8.631cm">
          <chartooo:coordinate-region svg:x="1.628cm" svg:y="0.381cm" svg:width="13.806cm" svg:height="7.7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D9:Hoja1.D15" chart:class="chart:scatter">
            <chart:domain table:cell-range-address="Hoja1.C2:Hoja1.C15"/>
            <chart:regression-curve chart:style-name="ch6">
              <chart:equation chart:display-equation="true" chart:display-r-square="true" svg:x="3.378cm" svg:y="3.083cm" chart:style-name="ch7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">
                <text:p>0.23</text:p>
                <draw:g>
                  <svg:desc>Hoja1.C2:Hoja1.C15</svg:desc>
                </draw:g>
              </table:table-cell>
              <table:table-cell office:value-type="float" office:value="0.00002">
                <text:p>0.00002</text:p>
                <draw:g>
                  <svg:desc>Hoja1.D9:Hoja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">
                <text:p>0.64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">
                <text:p>0.81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">
                <text:p>1.02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">
                <text:p>1.22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3">
                <text:p>1.43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/>
              <table:table-cell office:value-type="float" office:value="1.57">
                <text:p>1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7">
                <text:p>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3">
                <text:p>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4">
                <text:p>2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4">
                <text:p>2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1">
                <text:p>2.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4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114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plot-area chart:style-name="ch2" table:cell-range-address="Hoja1.C2:Hoja1.C15 Hoja1.D9:Hoja1.D15" svg:x="0.319cm" svg:y="0.179cm" svg:width="15.36cm" svg:height="8.631cm">
          <chartooo:coordinate-region svg:x="1.628cm" svg:y="0.381cm" svg:width="13.806cm" svg:height="7.7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D9:Hoja1.D15" chart:class="chart:scatter">
            <chart:domain table:cell-range-address="Hoja1.C2:Hoja1.C15"/>
            <chart:regression-curve chart:style-name="ch6">
              <chart:equation chart:display-equation="true" chart:display-r-square="true" chart:style-name="ch7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">
                <text:p>0.23</text:p>
                <draw:g>
                  <svg:desc>Hoja1.C2:Hoja1.C15</svg:desc>
                </draw:g>
              </table:table-cell>
              <table:table-cell office:value-type="float" office:value="0.00002">
                <text:p>0.00002</text:p>
                <draw:g>
                  <svg:desc>Hoja1.D9:Hoja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">
                <text:p>0.64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">
                <text:p>0.81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">
                <text:p>1.02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">
                <text:p>1.22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3">
                <text:p>1.43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/>
              <table:table-cell office:value-type="float" office:value="1.57">
                <text:p>1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7">
                <text:p>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3">
                <text:p>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4">
                <text:p>2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4">
                <text:p>2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1">
                <text:p>2.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